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OpenSans" svg:font-family="OpenSans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cecf" officeooo:paragraph-rsid="000fcecf"/>
    </style:style>
    <style:style style:name="P2" style:family="paragraph" style:parent-style-name="Standard">
      <style:text-properties fo:font-weight="bold" officeooo:rsid="000fcecf" officeooo:paragraph-rsid="000fcecf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fcecf" officeooo:paragraph-rsid="000fcecf" style:font-weight-asian="bold" style:font-weight-complex="bold"/>
    </style:style>
    <style:style style:name="P4" style:family="paragraph" style:parent-style-name="Standard">
      <style:text-properties fo:font-weight="bold" officeooo:rsid="00116d22" officeooo:paragraph-rsid="001d4cf5" style:font-weight-asian="bold" style:font-weight-complex="bold"/>
    </style:style>
    <style:style style:name="P5" style:family="paragraph" style:parent-style-name="Standard">
      <style:text-properties fo:font-weight="bold" officeooo:rsid="001505ec" officeooo:paragraph-rsid="001505ec" style:font-weight-asian="bold" style:font-weight-complex="bold"/>
    </style:style>
    <style:style style:name="P6" style:family="paragraph" style:parent-style-name="Standard">
      <style:text-properties fo:font-weight="bold" officeooo:rsid="001505ec" officeooo:paragraph-rsid="001d4cf5" style:font-weight-asian="bold" style:font-weight-complex="bold"/>
    </style:style>
    <style:style style:name="P7" style:family="paragraph" style:parent-style-name="Standard">
      <style:text-properties fo:font-weight="bold" officeooo:rsid="0017e2a5" officeooo:paragraph-rsid="0017e2a5" style:font-weight-asian="bold" style:font-weight-complex="bold"/>
    </style:style>
    <style:style style:name="P8" style:family="paragraph" style:parent-style-name="Standard">
      <style:text-properties fo:font-weight="bold" officeooo:rsid="001cef7f" officeooo:paragraph-rsid="001cef7f" style:font-weight-asian="bold" style:font-weight-complex="bold"/>
    </style:style>
    <style:style style:name="P9" style:family="paragraph" style:parent-style-name="Standard">
      <style:text-properties fo:font-weight="bold" officeooo:rsid="001cef7f" officeooo:paragraph-rsid="001d4cf5" style:font-weight-asian="bold" style:font-weight-complex="bold"/>
    </style:style>
    <style:style style:name="P10" style:family="paragraph" style:parent-style-name="Standard">
      <style:text-properties fo:font-weight="bold" officeooo:rsid="001d4cf5" officeooo:paragraph-rsid="001d4cf5" style:font-weight-asian="bold" style:font-weight-complex="bold"/>
    </style:style>
    <style:style style:name="P11" style:family="paragraph" style:parent-style-name="Standard">
      <style:text-properties fo:font-weight="bold" officeooo:rsid="001f4b1e" officeooo:paragraph-rsid="0024e406" style:font-weight-asian="bold" style:font-weight-complex="bold"/>
    </style:style>
    <style:style style:name="P12" style:family="paragraph" style:parent-style-name="Standard">
      <style:text-properties fo:font-weight="bold" officeooo:rsid="001f4b1e" officeooo:paragraph-rsid="0026623c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212f6d" officeooo:paragraph-rsid="00212f6d" style:font-weight-asian="bold" style:font-weight-complex="bold"/>
    </style:style>
    <style:style style:name="P14" style:family="paragraph" style:parent-style-name="Standard">
      <style:text-properties fo:font-weight="bold" officeooo:rsid="00228011" officeooo:paragraph-rsid="00228011" style:font-weight-asian="bold" style:font-weight-complex="bold"/>
    </style:style>
    <style:style style:name="P15" style:family="paragraph" style:parent-style-name="Standard">
      <style:text-properties fo:font-weight="normal" officeooo:rsid="00116d22" officeooo:paragraph-rsid="00116d22" style:font-weight-asian="normal" style:font-weight-complex="normal"/>
    </style:style>
    <style:style style:name="P16" style:family="paragraph" style:parent-style-name="Standard">
      <style:text-properties fo:font-weight="normal" officeooo:rsid="00228011" officeooo:paragraph-rsid="00228011" style:font-weight-asian="normal" style:font-weight-complex="normal"/>
    </style:style>
    <style:style style:name="P17" style:family="paragraph" style:parent-style-name="Standard">
      <style:text-properties fo:font-weight="normal" officeooo:rsid="001628e2" officeooo:paragraph-rsid="001505ec" style:font-weight-asian="normal" style:font-weight-complex="normal"/>
    </style:style>
    <style:style style:name="P18" style:family="paragraph" style:parent-style-name="Standard">
      <style:text-properties fo:font-weight="normal" officeooo:rsid="0017e2a5" officeooo:paragraph-rsid="0017e2a5" style:font-weight-asian="normal" style:font-weight-complex="normal"/>
    </style:style>
    <style:style style:name="P19" style:family="paragraph" style:parent-style-name="Standard">
      <style:text-properties fo:font-weight="normal" officeooo:rsid="0017e2a5" officeooo:paragraph-rsid="001d4cf5" style:font-weight-asian="normal" style:font-weight-complex="normal"/>
    </style:style>
    <style:style style:name="P20" style:family="paragraph" style:parent-style-name="Standard">
      <style:text-properties fo:font-weight="normal" officeooo:rsid="001cef7f" officeooo:paragraph-rsid="001cef7f" style:font-weight-asian="normal" style:font-weight-complex="normal"/>
    </style:style>
    <style:style style:name="P21" style:family="paragraph" style:parent-style-name="Standard">
      <style:text-properties fo:font-weight="normal" officeooo:rsid="001d4cf5" officeooo:paragraph-rsid="001d4cf5" style:font-weight-asian="normal" style:font-weight-complex="normal"/>
    </style:style>
    <style:style style:name="P22" style:family="paragraph" style:parent-style-name="Standard">
      <style:text-properties fo:font-weight="normal" officeooo:rsid="001505ec" officeooo:paragraph-rsid="001d4cf5" style:font-weight-asian="normal" style:font-weight-complex="normal"/>
    </style:style>
    <style:style style:name="P23" style:family="paragraph" style:parent-style-name="Standard">
      <style:text-properties officeooo:paragraph-rsid="0024e406"/>
    </style:style>
    <style:style style:name="P24" style:family="paragraph" style:parent-style-name="Standard">
      <style:text-properties officeooo:paragraph-rsid="001cef7f"/>
    </style:style>
    <style:style style:name="P25" style:family="paragraph" style:parent-style-name="Standard">
      <style:text-properties officeooo:paragraph-rsid="0026623c"/>
    </style:style>
    <style:style style:name="P26" style:family="paragraph" style:parent-style-name="Standard">
      <style:text-properties fo:font-weight="normal" officeooo:rsid="0024e406" officeooo:paragraph-rsid="0024e406" style:font-weight-asian="normal" style:font-weight-complex="normal"/>
    </style:style>
    <style:style style:name="P27" style:family="paragraph" style:parent-style-name="Standard">
      <style:text-properties fo:font-weight="normal" officeooo:rsid="0024e406" officeooo:paragraph-rsid="003907e6" style:font-weight-asian="normal" style:font-weight-complex="normal"/>
    </style:style>
    <style:style style:name="P28" style:family="paragraph" style:parent-style-name="Standard">
      <style:text-properties fo:font-weight="normal" officeooo:rsid="00116d22" officeooo:paragraph-rsid="0024e406" style:font-weight-asian="normal" style:font-weight-complex="normal"/>
    </style:style>
    <style:style style:name="P29" style:family="paragraph" style:parent-style-name="Standard">
      <style:text-properties fo:font-weight="normal" officeooo:rsid="00116d22" officeooo:paragraph-rsid="00116d22" style:font-weight-asian="normal" style:font-weight-complex="normal"/>
    </style:style>
    <style:style style:name="P30" style:family="paragraph" style:parent-style-name="Standard">
      <style:text-properties fo:font-weight="normal" officeooo:rsid="001d4cf5" officeooo:paragraph-rsid="0026623c" style:font-weight-asian="normal" style:font-weight-complex="normal"/>
    </style:style>
    <style:style style:name="P31" style:family="paragraph" style:parent-style-name="Standard">
      <style:text-properties fo:font-weight="normal" officeooo:rsid="001d4cf5" officeooo:paragraph-rsid="00207896" style:font-weight-asian="normal" style:font-weight-complex="normal"/>
    </style:style>
    <style:style style:name="P32" style:family="paragraph" style:parent-style-name="Standard">
      <style:text-properties fo:font-weight="normal" officeooo:rsid="001d4cf5" officeooo:paragraph-rsid="001d4cf5" style:font-weight-asian="normal" style:font-weight-complex="normal"/>
    </style:style>
    <style:style style:name="P33" style:family="paragraph" style:parent-style-name="Standard">
      <style:text-properties fo:font-weight="normal" officeooo:rsid="0029f743" officeooo:paragraph-rsid="0029f743" style:font-weight-asian="normal" style:font-weight-complex="normal"/>
    </style:style>
    <style:style style:name="P34" style:family="paragraph" style:parent-style-name="Standard">
      <style:text-properties fo:font-weight="normal" officeooo:rsid="001628e2" officeooo:paragraph-rsid="001505ec" style:font-weight-asian="normal" style:font-weight-complex="normal"/>
    </style:style>
    <style:style style:name="P35" style:family="paragraph" style:parent-style-name="Standard">
      <style:text-properties fo:font-weight="normal" officeooo:rsid="001628e2" officeooo:paragraph-rsid="002ecbb3" style:font-weight-asian="normal" style:font-weight-complex="normal"/>
    </style:style>
    <style:style style:name="P36" style:family="paragraph" style:parent-style-name="Standard">
      <style:text-properties fo:font-weight="normal" officeooo:rsid="002ecbb3" officeooo:paragraph-rsid="002ecbb3" style:font-weight-asian="normal" style:font-weight-complex="normal"/>
    </style:style>
    <style:style style:name="P37" style:family="paragraph" style:parent-style-name="Standard">
      <style:text-properties fo:font-weight="normal" officeooo:rsid="0017e2a5" officeooo:paragraph-rsid="002eeed4" style:font-weight-asian="normal" style:font-weight-complex="normal"/>
    </style:style>
    <style:style style:name="P38" style:family="paragraph" style:parent-style-name="Standard">
      <style:text-properties fo:font-weight="normal" officeooo:rsid="0017e2a5" officeooo:paragraph-rsid="002f8040" style:font-weight-asian="normal" style:font-weight-complex="normal"/>
    </style:style>
    <style:style style:name="P39" style:family="paragraph" style:parent-style-name="Standard">
      <style:text-properties fo:font-weight="normal" officeooo:rsid="0017e2a5" officeooo:paragraph-rsid="0033ae9c" style:font-weight-asian="normal" style:font-weight-complex="normal"/>
    </style:style>
    <style:style style:name="P40" style:family="paragraph" style:parent-style-name="Standard">
      <style:text-properties fo:font-weight="normal" officeooo:rsid="0017e2a5" officeooo:paragraph-rsid="0033f448" style:font-weight-asian="normal" style:font-weight-complex="normal"/>
    </style:style>
    <style:style style:name="P41" style:family="paragraph" style:parent-style-name="Standard">
      <style:text-properties fo:font-weight="normal" officeooo:rsid="0017e2a5" officeooo:paragraph-rsid="003907e6" style:font-weight-asian="normal" style:font-weight-complex="normal"/>
    </style:style>
    <style:style style:name="P42" style:family="paragraph" style:parent-style-name="Standard">
      <style:text-properties fo:font-weight="normal" officeooo:rsid="001cef7f" officeooo:paragraph-rsid="003907e6" style:font-weight-asian="normal" style:font-weight-complex="normal"/>
    </style:style>
    <style:style style:name="P43" style:family="paragraph" style:parent-style-name="Standard">
      <style:text-properties fo:font-weight="bold" officeooo:rsid="000fcecf" officeooo:paragraph-rsid="00116d22" style:font-weight-asian="bold" style:font-weight-complex="bold"/>
    </style:style>
    <style:style style:name="P44" style:family="paragraph" style:parent-style-name="Standard">
      <style:text-properties fo:font-weight="bold" officeooo:rsid="000fcecf" officeooo:paragraph-rsid="000fcecf" style:font-weight-asian="bold" style:font-weight-complex="bold"/>
    </style:style>
    <style:style style:name="P45" style:family="paragraph" style:parent-style-name="Standard">
      <style:text-properties fo:font-weight="bold" officeooo:rsid="0027f449" officeooo:paragraph-rsid="0027f449" style:font-weight-asian="bold" style:font-weight-complex="bold"/>
    </style:style>
    <style:style style:name="P46" style:family="paragraph" style:parent-style-name="Standard">
      <style:text-properties fo:font-weight="bold" officeooo:rsid="002ecbb3" officeooo:paragraph-rsid="002ecbb3" style:font-weight-asian="bold" style:font-weight-complex="bold"/>
    </style:style>
    <style:style style:name="P47" style:family="paragraph" style:parent-style-name="Standard">
      <style:text-properties fo:font-weight="bold" officeooo:rsid="00116d22" officeooo:paragraph-rsid="002ecbb3" style:font-weight-asian="bold" style:font-weight-complex="bold"/>
    </style:style>
    <style:style style:name="P48" style:family="paragraph" style:parent-style-name="Standard">
      <style:text-properties fo:font-weight="bold" officeooo:rsid="001cef7f" officeooo:paragraph-rsid="001cef7f" style:font-weight-asian="bold" style:font-weight-complex="bold"/>
    </style:style>
    <style:style style:name="P49" style:family="paragraph" style:parent-style-name="Standard">
      <style:text-properties fo:font-weight="bold" officeooo:rsid="001cef7f" officeooo:paragraph-rsid="002f8040" style:font-weight-asian="bold" style:font-weight-complex="bold"/>
    </style:style>
    <style:style style:name="P50" style:family="paragraph" style:parent-style-name="Standard">
      <style:text-properties fo:font-weight="bold" officeooo:rsid="001cef7f" officeooo:paragraph-rsid="00207896" style:font-weight-asian="bold" style:font-weight-complex="bold"/>
    </style:style>
    <style:style style:name="P51" style:family="paragraph" style:parent-style-name="Standard">
      <style:text-properties fo:font-weight="bold" officeooo:rsid="001cef7f" officeooo:paragraph-rsid="0033ae9c" style:font-weight-asian="bold" style:font-weight-complex="bold"/>
    </style:style>
    <style:style style:name="P52" style:family="paragraph" style:parent-style-name="Standard">
      <style:text-properties fo:font-weight="bold" officeooo:rsid="001cef7f" officeooo:paragraph-rsid="0033f448" style:font-weight-asian="bold" style:font-weight-complex="bold"/>
    </style:style>
    <style:style style:name="P53" style:family="paragraph" style:parent-style-name="Standard">
      <style:text-properties fo:font-weight="bold" officeooo:rsid="001cef7f" officeooo:paragraph-rsid="003907e6" style:font-weight-asian="bold" style:font-weight-complex="bold"/>
    </style:style>
    <style:style style:name="P54" style:family="paragraph" style:parent-style-name="Standard">
      <style:text-properties fo:font-weight="bold" officeooo:rsid="0017e2a5" officeooo:paragraph-rsid="0017e2a5" style:font-weight-asian="bold" style:font-weight-complex="bold"/>
    </style:style>
    <style:style style:name="P55" style:family="paragraph" style:parent-style-name="Standard">
      <style:text-properties fo:font-weight="bold" officeooo:rsid="0017e2a5" officeooo:paragraph-rsid="002ecbb3" style:font-weight-asian="bold" style:font-weight-complex="bold"/>
    </style:style>
    <style:style style:name="P56" style:family="paragraph" style:parent-style-name="Standard">
      <style:text-properties fo:font-weight="bold" officeooo:rsid="0017e2a5" officeooo:paragraph-rsid="002f8040" style:font-weight-asian="bold" style:font-weight-complex="bold"/>
    </style:style>
    <style:style style:name="P57" style:family="paragraph" style:parent-style-name="Standard">
      <style:text-properties fo:font-weight="bold" officeooo:rsid="0017e2a5" officeooo:paragraph-rsid="003158a2" style:font-weight-asian="bold" style:font-weight-complex="bold"/>
    </style:style>
    <style:style style:name="P58" style:family="paragraph" style:parent-style-name="Standard">
      <style:text-properties fo:font-weight="bold" officeooo:rsid="0017e2a5" officeooo:paragraph-rsid="0033ae9c" style:font-weight-asian="bold" style:font-weight-complex="bold"/>
    </style:style>
    <style:style style:name="P59" style:family="paragraph" style:parent-style-name="Standard">
      <style:text-properties fo:font-weight="bold" officeooo:rsid="0017e2a5" officeooo:paragraph-rsid="0033f448" style:font-weight-asian="bold" style:font-weight-complex="bold"/>
    </style:style>
    <style:style style:name="P60" style:family="paragraph" style:parent-style-name="Standard">
      <style:text-properties fo:font-weight="bold" officeooo:rsid="0017e2a5" officeooo:paragraph-rsid="003907e6" style:font-weight-asian="bold" style:font-weight-complex="bold"/>
    </style:style>
    <style:style style:name="P61" style:family="paragraph" style:parent-style-name="Standard">
      <style:text-properties fo:font-weight="bold" officeooo:rsid="001d4cf5" officeooo:paragraph-rsid="001d4cf5" style:font-weight-asian="bold" style:font-weight-complex="bold"/>
    </style:style>
    <style:style style:name="P62" style:family="paragraph" style:parent-style-name="Standard">
      <style:text-properties fo:font-weight="bold" officeooo:rsid="00228011" officeooo:paragraph-rsid="003907e6" style:font-weight-asian="bold" style:font-weight-complex="bold"/>
    </style:style>
    <style:style style:name="P63" style:family="paragraph" style:parent-style-name="Standard">
      <style:text-properties fo:font-weight="bold" officeooo:rsid="003d5fcf" officeooo:paragraph-rsid="003d5fcf" style:font-weight-asian="bold" style:font-weight-complex="bold"/>
    </style:style>
    <style:style style:name="P64" style:family="paragraph" style:parent-style-name="Standard">
      <style:text-properties officeooo:paragraph-rsid="0027f449"/>
    </style:style>
    <style:style style:name="P65" style:family="paragraph" style:parent-style-name="Standard">
      <style:text-properties officeooo:paragraph-rsid="0029f743"/>
    </style:style>
    <style:style style:name="P66" style:family="paragraph" style:parent-style-name="Standard">
      <style:text-properties fo:color="#ef413d" fo:font-weight="normal" officeooo:rsid="002a76d5" officeooo:paragraph-rsid="002a76d5" style:font-weight-asian="normal" style:font-weight-complex="normal"/>
    </style:style>
    <style:style style:name="P67" style:family="paragraph" style:parent-style-name="Standard">
      <style:text-properties officeooo:paragraph-rsid="003158a2"/>
    </style:style>
    <style:style style:name="P68" style:family="paragraph" style:parent-style-name="Standard">
      <style:text-properties officeooo:paragraph-rsid="003907e6"/>
    </style:style>
    <style:style style:name="T1" style:family="text">
      <style:text-properties officeooo:rsid="00116d22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16d22" style:font-weight-asian="normal" style:font-weight-complex="normal"/>
    </style:style>
    <style:style style:name="T4" style:family="text">
      <style:text-properties fo:font-weight="normal" officeooo:rsid="00135766" style:font-weight-asian="normal" style:font-weight-complex="normal"/>
    </style:style>
    <style:style style:name="T5" style:family="text">
      <style:text-properties fo:font-weight="normal" officeooo:rsid="001628e2" style:font-weight-asian="normal" style:font-weight-complex="normal"/>
    </style:style>
    <style:style style:name="T6" style:family="text">
      <style:text-properties fo:font-weight="normal" officeooo:rsid="001d4cf5" style:font-weight-asian="normal" style:font-weight-complex="normal"/>
    </style:style>
    <style:style style:name="T7" style:family="text">
      <style:text-properties fo:font-weight="normal" officeooo:rsid="001f4b1e" style:font-weight-asian="normal" style:font-weight-complex="normal"/>
    </style:style>
    <style:style style:name="T8" style:family="text">
      <style:text-properties fo:font-weight="normal" officeooo:rsid="00207896" style:font-weight-asian="normal" style:font-weight-complex="normal"/>
    </style:style>
    <style:style style:name="T9" style:family="text">
      <style:text-properties fo:font-weight="normal" officeooo:rsid="002125d9" style:font-weight-asian="normal" style:font-weight-complex="normal"/>
    </style:style>
    <style:style style:name="T10" style:family="text">
      <style:text-properties fo:font-weight="normal" officeooo:rsid="00228011" style:font-weight-asian="normal" style:font-weight-complex="normal"/>
    </style:style>
    <style:style style:name="T11" style:family="text">
      <style:text-properties fo:font-weight="normal" officeooo:rsid="0024e406" style:font-weight-asian="normal" style:font-weight-complex="normal"/>
    </style:style>
    <style:style style:name="T12" style:family="text">
      <style:text-properties fo:font-weight="normal" officeooo:rsid="0027f449" style:font-weight-asian="normal" style:font-weight-complex="normal"/>
    </style:style>
    <style:style style:name="T13" style:family="text">
      <style:text-properties fo:font-weight="normal" officeooo:rsid="0029f743" style:font-weight-asian="normal" style:font-weight-complex="normal"/>
    </style:style>
    <style:style style:name="T14" style:family="text">
      <style:text-properties fo:font-weight="normal" officeooo:rsid="002ecbb3" style:font-weight-asian="normal" style:font-weight-complex="normal"/>
    </style:style>
    <style:style style:name="T15" style:family="text">
      <style:text-properties fo:font-weight="normal" officeooo:rsid="0017e2a5" style:font-weight-asian="normal" style:font-weight-complex="normal"/>
    </style:style>
    <style:style style:name="T16" style:family="text">
      <style:text-properties fo:font-weight="normal" officeooo:rsid="003158a2" style:font-weight-asian="normal" style:font-weight-complex="normal"/>
    </style:style>
    <style:style style:name="T17" style:family="text">
      <style:text-properties fo:font-weight="normal" officeooo:rsid="0031dbe0" style:font-weight-asian="normal" style:font-weight-complex="normal"/>
    </style:style>
    <style:style style:name="T18" style:family="text">
      <style:text-properties fo:font-weight="normal" officeooo:rsid="0032e3c5" style:font-weight-asian="normal" style:font-weight-complex="normal"/>
    </style:style>
    <style:style style:name="T19" style:family="text">
      <style:text-properties fo:font-weight="normal" officeooo:rsid="0033ae9c" style:font-weight-asian="normal" style:font-weight-complex="normal"/>
    </style:style>
    <style:style style:name="T20" style:family="text">
      <style:text-properties fo:font-weight="normal" officeooo:rsid="0033f448" style:font-weight-asian="normal" style:font-weight-complex="normal"/>
    </style:style>
    <style:style style:name="T21" style:family="text">
      <style:text-properties fo:font-weight="normal" officeooo:rsid="003429c4" style:font-weight-asian="normal" style:font-weight-complex="normal"/>
    </style:style>
    <style:style style:name="T22" style:family="text">
      <style:text-properties fo:font-weight="normal" officeooo:rsid="003907e6" style:font-weight-asian="normal" style:font-weight-complex="normal"/>
    </style:style>
    <style:style style:name="T23" style:family="text">
      <style:text-properties fo:font-weight="normal" officeooo:rsid="003b62d4" style:font-weight-asian="normal" style:font-weight-complex="normal"/>
    </style:style>
    <style:style style:name="T24" style:family="text">
      <style:text-properties officeooo:rsid="001628e2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116d22" style:font-weight-asian="bold" style:font-weight-complex="bold"/>
    </style:style>
    <style:style style:name="T27" style:family="text">
      <style:text-properties fo:font-weight="bold" officeooo:rsid="00207896" style:font-weight-asian="bold" style:font-weight-complex="bold"/>
    </style:style>
    <style:style style:name="T28" style:family="text">
      <style:text-properties fo:font-weight="bold" officeooo:rsid="001cef7f" style:font-weight-asian="bold" style:font-weight-complex="bold"/>
    </style:style>
    <style:style style:name="T29" style:family="text">
      <style:text-properties fo:font-weight="bold" officeooo:rsid="0031dbe0" style:font-weight-asian="bold" style:font-weight-complex="bold"/>
    </style:style>
    <style:style style:name="T30" style:family="text">
      <style:text-properties officeooo:rsid="001f4b1e"/>
    </style:style>
    <style:style style:name="T31" style:family="text">
      <style:text-properties officeooo:rsid="00207896"/>
    </style:style>
    <style:style style:name="T32" style:family="text">
      <style:text-properties officeooo:rsid="0024e406"/>
    </style:style>
    <style:style style:name="T33" style:family="text">
      <style:text-properties officeooo:rsid="00279646"/>
    </style:style>
    <style:style style:name="T34" style:family="text">
      <style:text-properties officeooo:rsid="0027f449"/>
    </style:style>
    <style:style style:name="T35" style:family="text">
      <style:text-properties style:text-underline-style="none" fo:font-weight="normal" style:font-weight-asian="normal" style:font-weight-complex="normal"/>
    </style:style>
    <style:style style:name="T36" style:family="text">
      <style:text-properties style:text-underline-style="none" fo:font-weight="normal" officeooo:rsid="00116d22" style:font-weight-asian="normal" style:font-weight-complex="normal"/>
    </style:style>
    <style:style style:name="T37" style:family="text">
      <style:text-properties style:text-underline-style="none" fo:font-weight="normal" officeooo:rsid="0027f449" style:font-weight-asian="normal" style:font-weight-complex="normal"/>
    </style:style>
    <style:style style:name="T38" style:family="text">
      <style:text-properties style:text-underline-style="none" fo:font-weight="normal" officeooo:rsid="0024e406" style:font-weight-asian="normal" style:font-weight-complex="normal"/>
    </style:style>
    <style:style style:name="T39" style:family="text">
      <style:text-properties style:text-underline-style="none" fo:font-weight="normal" officeooo:rsid="003158a2" style:font-weight-asian="normal" style:font-weight-complex="normal"/>
    </style:style>
    <style:style style:name="T40" style:family="text">
      <style:text-properties style:text-underline-style="none" fo:font-weight="normal" officeooo:rsid="002ecbb3" style:font-weight-asian="normal" style:font-weight-complex="normal"/>
    </style:style>
    <style:style style:name="T41" style:family="text">
      <style:text-properties style:text-underline-style="none" fo:font-weight="normal" officeooo:rsid="0033f448" style:font-weight-asian="normal" style:font-weight-complex="normal"/>
    </style:style>
    <style:style style:name="T42" style:family="text">
      <style:text-properties style:text-underline-style="none" fo:font-weight="normal" officeooo:rsid="0026623c" style:font-weight-asian="normal" style:font-weight-complex="normal"/>
    </style:style>
    <style:style style:name="T43" style:family="text">
      <style:text-properties style:text-underline-style="none" fo:font-weight="normal" officeooo:rsid="0033ae9c" style:font-weight-asian="normal" style:font-weight-complex="normal"/>
    </style:style>
    <style:style style:name="T44" style:family="text">
      <style:text-properties style:text-underline-style="none" fo:font-weight="normal" officeooo:rsid="003907e6" style:font-weight-asian="normal" style:font-weight-complex="normal"/>
    </style:style>
    <style:style style:name="T45" style:family="text">
      <style:text-properties style:text-underline-style="none" fo:font-weight="normal" officeooo:rsid="003a03fa" style:font-weight-asian="normal" style:font-weight-complex="normal"/>
    </style:style>
    <style:style style:name="T46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7" style:family="text">
      <style:text-properties officeooo:rsid="002ecbb3"/>
    </style:style>
    <style:style style:name="T48" style:family="text">
      <style:text-properties officeooo:rsid="002eeed4"/>
    </style:style>
    <style:style style:name="T49" style:family="text">
      <style:text-properties officeooo:rsid="002f309e"/>
    </style:style>
    <style:style style:name="T50" style:family="text">
      <style:text-properties officeooo:rsid="0036af1a"/>
    </style:style>
    <style:style style:name="T51" style:family="text">
      <style:text-properties officeooo:rsid="0038b0d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OCUMENTAÇÃO API <text:s/>- <text:span text:style-name="T34">SISTEMA DE GERENCIAMENTO DO DESENVOLVIMENTO</text:span></text:p>
      <text:p text:style-name="P3"/>
      <text:p text:style-name="P13">Versão <text:span text:style-name="T33">1</text:span>.0</text:p>
      <text:p text:style-name="P1"/>
      <text:p text:style-name="P1"><text:span text:style-name="T27">1.0) </text:span><text:span text:style-name="T25">Descrição</text:span></text:p>
      <text:p text:style-name="P1"/>
      <text:p text:style-name="P1">Esta API fornece <text:span text:style-name="T33">as rotas para servir as aplicações nas plataformas WEB e Mobile em relação as funcionalidades do Sistema de Gerenciado do Desenvolvimento - SGD. As funcionalidades estão em função de pessoas, equipamentos, ideias e cargos. Nesta primeira versão, a documentação diz respeito somente a parte de cadastro de colaborador.</text:span></text:p>
      <text:p text:style-name="P2"/>
      <text:p text:style-name="P2"><text:span text:style-name="T31">2.0) </text:span>Rotas</text:p>
      <text:p text:style-name="P2"/>
      <text:p text:style-name="P63">Para qualquer requisição dever-se-á configurar o cabeçalho das requisição com o token de autorização.</text:p>
      <text:p text:style-name="P63"/>
      <text:p text:style-name="P63">Dados:<text:line-break/><text:tab/>"x-access-token” : “@sgd-header-token-#123321*7!”</text:p>
      <text:p text:style-name="P2"/>
      <text:p text:style-name="P43"><text:span text:style-name="T31">2.1) </text:span>Rota<text:span text:style-name="T34">s</text:span> <text:span text:style-name="T1">para</text:span> cadastro <text:span text:style-name="T34">de colaborador</text:span>:</text:p>
      <text:p text:style-name="P45">2.1.1) Primeiramente deve-se verificar se o CPF em questão já está cadastrado. Para isso, usar-se-á a seguinte rota:</text:p>
      <text:p text:style-name="P45"/>
      <text:p text:style-name="P65"><text:span text:style-name="T3">Endpoint-</text:span><text:span text:style-name="T11">interno</text:span><text:span text:style-name="T3">:</text:span><text:span text:style-name="T26"> </text:span><text:span text:style-name="T38">http://172.20.100.29:30</text:span><text:span text:style-name="T37">05</text:span><text:a xlink:type="simple" xlink:href="http://177.66.8.244:3001/create" text:style-name="Internet_20_link" text:visited-style-name="Visited_20_Internet_20_Link"><text:span text:style-name="T36">/</text:span></text:a><text:a xlink:type="simple" xlink:href="http://177.66.8.244:3001/create" text:style-name="Internet_20_link" text:visited-style-name="Visited_20_Internet_20_Link"><text:span text:style-name="T37">v</text:span></text:a><text:span text:style-name="T12">erificar</text:span><text:span text:style-name="T13">SeExiste</text:span><text:span text:style-name="T12">Colaborador/:</text:span><text:span text:style-name="T17">cpfPessoa</text:span></text:p>
      <text:p text:style-name="P64"><text:span text:style-name="T3">E</text:span><text:span text:style-name="T11">ndpoint-externo: http://177.66.8.244:300</text:span><text:span text:style-name="T13">5</text:span><text:span text:style-name="T11">/</text:span><text:span text:style-name="T13">verificarSeExisteColaborador/:</text:span><text:span text:style-name="T17">cpfPessoa</text:span></text:p>
      <text:p text:style-name="P33">Método: GET</text:p>
      <text:p text:style-name="P33"/>
      <text:p text:style-name="P33">Parâmetros:</text:p>
      <text:p text:style-name="P33"><text:tab/>- cpfPessoa: VARCHAR(11) concatenado com o endpoint.</text:p>
      <text:p text:style-name="P33">Exemplo:</text:p>
      <text:p text:style-name="P33"><text:tab/> <text:a xlink:type="simple" xlink:href="http://172.20.100.29:3005/verificarSeExisteColaborador/00011122233" text:style-name="Internet_20_link" text:visited-style-name="Visited_20_Internet_20_Link"><text:span text:style-name="T32">http://172.20.100.29:3005/</text:span></text:a><text:a xlink:type="simple" xlink:href="http://172.20.100.29:3005/verificarSeExisteColaborador/00011122233" text:style-name="Internet_20_link" text:visited-style-name="Visited_20_Internet_20_Link">verificarSeExisteColaborador/00011122233</text:a></text:p>
      <text:p text:style-name="P33">Resposta esperada:</text:p>
      <text:p text:style-name="P33"><text:s/>- Se o CPF verificado já estiver cadastrado:</text:p>
      <text:p text:style-name="P33"><text:tab/>{</text:p>
      <text:p text:style-name="P33"><text:tab/><text:tab/>cadastrado: true</text:p>
      <text:p text:style-name="P33"><text:tab/>}</text:p>
      <text:p text:style-name="P33"/>
      <text:p text:style-name="P33">- Se o CPF verificado ainda não estiver cadastrado:</text:p>
      <text:p text:style-name="P33"><text:tab/>{</text:p>
      <text:p text:style-name="P33"><text:tab/><text:tab/>cadastrado: false</text:p>
      <text:p text:style-name="P33"><text:tab/>}</text:p>
      <text:p text:style-name="P33"/>
      <text:p text:style-name="P66">O cadastro será continuado, obviamente, se a resposta da verificação for <text:span text:style-name="T46">false</text:span>.</text:p>
      <text:p text:style-name="P45"/>
      <text:p text:style-name="P46">2.1.2) Agora que foi verificado que o CPF ainda não está cadastrado, então far-se-á a adição do novo registro na base de dados.</text:p>
      <text:p text:style-name="P46"><text:s/></text:p>
      <text:p text:style-name="P23"><text:span text:style-name="T3">Endpoint-</text:span><text:span text:style-name="T11">interno</text:span><text:span text:style-name="T3">:</text:span><text:span text:style-name="T26"> </text:span><text:span text:style-name="T11">http://172.20.100.29:30</text:span><text:span text:style-name="T12">05</text:span><text:a xlink:type="simple" xlink:href="http://177.66.8.244:3001/create" text:style-name="Internet_20_link" text:visited-style-name="Visited_20_Internet_20_Link"><text:span text:style-name="T3">/</text:span></text:a><text:span text:style-name="T12">adicionarColaborador</text:span></text:p>
      <text:p text:style-name="P23"><text:span text:style-name="T3">E</text:span><text:span text:style-name="T11">ndpoint-externo: http://177.66.8.244:300</text:span><text:span text:style-name="T13">5</text:span><text:span text:style-name="T11">/</text:span><text:span text:style-name="T12">adicionarColaborador</text:span></text:p>
      <text:p text:style-name="P16"/>
      <text:p text:style-name="P16"><text:span text:style-name="T1">M</text:span>étodo: POST</text:p>
      <text:p text:style-name="P16"><text:s/></text:p>
      <text:p text:style-name="P47"><text:soft-page-break/>Parâmetros: </text:p>
      <text:p text:style-name="P47"><text:tab/>- <text:span text:style-name="T14">cpfPessoa: VARCAR(11)</text:span><text:line-break/><text:tab/>- <text:span text:style-name="T14">nomeCompletoPessoa</text:span><text:span text:style-name="T4">: va</text:span><text:span text:style-name="T5">r</text:span><text:span text:style-name="T4">char(200)</text:span></text:p>
      <text:p text:style-name="P15"><text:tab/>- <text:span text:style-name="T47">dataNascimentoPessoa: DATE (yyyy-MM-dd) <text:s text:c="3"/></text:span></text:p>
      <text:p text:style-name="P15"><text:tab/>- <text:span text:style-name="T47">sexoPessoa: CHAR(1)</text:span></text:p>
      <text:p text:style-name="P15"><text:tab/>- <text:span text:style-name="T47">cargoPessoa: INT(11)</text:span><text:tab/></text:p>
      <text:p text:style-name="P5"/>
      <text:p text:style-name="P5">Exemplo de <text:span text:style-name="T31">requisição</text:span> <text:span text:style-name="T24">com JSON</text:span>:</text:p>
      <text:p text:style-name="P6"><text:tab/> <text:span text:style-name="T6">JSON-exemplo:</text:span><text:tab/></text:p>
      <text:p text:style-name="P6"><text:span text:style-name="T5"><text:tab/>{</text:span><text:span text:style-name="T2"><text:line-break/><text:tab/> <text:tab/>“</text:span><text:span text:style-name="T14">cpfPessoa</text:span><text:span text:style-name="T5">” : “</text:span><text:span text:style-name="T14">00011133355</text:span><text:span text:style-name="T5">”,</text:span></text:p>
      <text:p text:style-name="P17"><text:tab/> <text:tab/>“<text:span text:style-name="T47">nomeCompletoPessoa</text:span>”: “<text:span text:style-name="T47">Fulano de tal de alguma coisa</text:span>”,</text:p>
      <text:p text:style-name="P35"><text:tab/> <text:tab/>“<text:span text:style-name="T47">dataNascimentoPessoa</text:span>”: “2000-01-01”,</text:p>
      <text:p text:style-name="P17"><text:tab/><text:tab/>“<text:span text:style-name="T47">sexoPessoa”:”M”,</text:span></text:p>
      <text:p text:style-name="P17"><text:tab/><text:tab/>“<text:span text:style-name="T47">cargoPessoa”: 1</text:span></text:p>
      <text:p text:style-name="P17"><text:tab/>}</text:p>
      <text:p text:style-name="P17"/>
      <text:p text:style-name="P36">Observação: O parâmetro será o resultado das escolha pelo usuário no momento do cadastro de que cargo o novo colaborador pertencerá, essa informação deverá ser listada a partir do consumo da API do endpoint: <text:a xlink:type="simple" xlink:href="http://172.20.100.29:3005/listarCargos" text:style-name="Internet_20_link" text:visited-style-name="Visited_20_Internet_20_Link">http://172.20.100.29:3005/listarCargos</text:a> ou <text:a xlink:type="simple" xlink:href="http://177.66.8.244:3005/listarCargos" text:style-name="Internet_20_link" text:visited-style-name="Visited_20_Internet_20_Link">http://177.66.8.244:3005/listarCargos</text:a>. <text:s/></text:p>
      <text:p text:style-name="P7"/>
      <text:p text:style-name="P7"><text:span text:style-name="T24">R</text:span>esposta esperada:</text:p>
      <text:p text:style-name="P7"><text:span text:style-name="T2"><text:s text:c="5"/>- </text:span><text:span text:style-name="T14">Se o cadastro correr tudo bem:</text:span></text:p>
      <text:p text:style-name="P55"><text:span text:style-name="T14"><text:tab/>{</text:span></text:p>
      <text:p text:style-name="P55"><text:span text:style-name="T14"><text:tab/><text:tab/>erro: false,</text:span></text:p>
      <text:p text:style-name="P55"><text:span text:style-name="T14"><text:tab/><text:tab/>mensagem: {dados do colaborador cadastrado}</text:span></text:p>
      <text:p text:style-name="P55"><text:span text:style-name="T14"><text:tab/>}</text:span></text:p>
      <text:p text:style-name="P37"><text:s text:c="5"/>- <text:span text:style-name="T48">Se o cadastro não for bem sucedido:<text:line-break/> <text:tab/>{</text:span></text:p>
      <text:p text:style-name="P37"><text:tab/><text:tab/><text:span text:style-name="T48">erro: true,</text:span></text:p>
      <text:p text:style-name="P37"><text:tab/><text:tab/><text:span text:style-name="T48">mensagem: {Mensagem de erro do servidor}</text:span></text:p>
      <text:p text:style-name="P37"><text:span text:style-name="T48"><text:tab/>}</text:span></text:p>
      <text:p text:style-name="P8"/>
      <text:p text:style-name="P8"><text:span text:style-name="T31">2.2) </text:span>Rota para listagem d<text:span text:style-name="T49">os colaboradores</text:span> cadastrados:</text:p>
      <text:p text:style-name="P67"><text:span text:style-name="T3">Endpoint-</text:span><text:span text:style-name="T11">interno</text:span><text:span text:style-name="T3">:</text:span><text:span text:style-name="T26"> </text:span><text:a xlink:type="simple" xlink:href="http://172.20.100.29:3005/listarCargos" text:style-name="Internet_20_link" text:visited-style-name="Visited_20_Internet_20_Link"><text:span text:style-name="T40">http://172.20.100.29:3005</text:span></text:a><text:a xlink:type="simple" xlink:href="http://177.66.8.244:3001/create" text:style-name="Internet_20_link" text:visited-style-name="Visited_20_Internet_20_Link"><text:span text:style-name="T36">/</text:span></text:a><text:span text:style-name="T39">listar</text:span><text:span text:style-name="T44">Colaboradores</text:span></text:p>
      <text:p text:style-name="P57"><text:span text:style-name="T3">E</text:span><text:span text:style-name="T11">ndpoint-externo: </text:span><text:a xlink:type="simple" xlink:href="http://177.66.8.244:3005/listarCargos" text:style-name="Internet_20_link" text:visited-style-name="Visited_20_Internet_20_Link"><text:span text:style-name="T40">http://177.66.8.244:3005</text:span></text:a><text:a xlink:type="simple" xlink:href="http://177.66.8.244:3001/" text:style-name="Internet_20_link" text:visited-style-name="Visited_20_Internet_20_Link"><text:span text:style-name="T38">/</text:span></text:a><text:span text:style-name="T39">listarC</text:span><text:span text:style-name="T44">olaboradores</text:span></text:p>
      <text:p text:style-name="P26"/>
      <text:p text:style-name="P14"><text:span text:style-name="T3">M</text:span><text:span text:style-name="T2">étodo: GET</text:span></text:p>
      <text:p text:style-name="P20"/>
      <text:p text:style-name="P8">Resposta esperada:<text:span text:style-name="T2"> </text:span></text:p>
      <text:p text:style-name="P8"><text:span text:style-name="T2"><text:s text:c="6"/>- Um vetor JSON com todos os objetos JSON dos </text:span><text:span text:style-name="T22">colaboradores</text:span><text:span text:style-name="T2"> </text:span><text:span text:style-name="T9">registrados</text:span><text:span text:style-name="T2">;</text:span></text:p>
      <text:p text:style-name="P49"><text:span text:style-name="T15"><text:s text:c="6"/>- </text:span><text:span text:style-name="T14">Se o cadastro correr tudo bem:</text:span></text:p>
      <text:p text:style-name="P56"><text:span text:style-name="T14"><text:tab/>{</text:span></text:p>
      <text:p text:style-name="P56"><text:span text:style-name="T14"><text:tab/><text:tab/>erro: false,</text:span></text:p>
      <text:p text:style-name="P56"><text:span text:style-name="T14"><text:tab/><text:tab/>mensagem: {dados do</text:span><text:span text:style-name="T16">s</text:span><text:span text:style-name="T14"> c</text:span><text:span text:style-name="T22">olaboradores</text:span><text:span text:style-name="T21"> </text:span><text:span text:style-name="T14">cadastrado</text:span><text:span text:style-name="T16">s</text:span><text:span text:style-name="T14">}</text:span></text:p>
      <text:p text:style-name="P56"><text:span text:style-name="T14"><text:tab/>}</text:span></text:p>
      <text:p text:style-name="P38"><text:s text:c="5"/>- <text:span text:style-name="T48">Se o cadastro não for bem sucedido:<text:line-break/> <text:tab/>{</text:span></text:p>
      <text:p text:style-name="P38"><text:tab/><text:tab/><text:span text:style-name="T48">erro: true,</text:span></text:p>
      <text:p text:style-name="P38"><text:tab/><text:tab/><text:span text:style-name="T48">mensagem: {Mensagem de erro do servidor}</text:span></text:p>
      <text:p text:style-name="P38"><text:span text:style-name="T48"><text:tab/>}</text:span></text:p>
      <text:p text:style-name="P8"><text:tab/><text:tab/></text:p>
      <text:p text:style-name="P31"><text:soft-page-break/></text:p>
      <text:p text:style-name="P31"/>
      <text:p text:style-name="P31"/>
      <text:p text:style-name="P31"/>
      <text:p text:style-name="P31"/>
      <text:p text:style-name="P31"/>
      <text:p text:style-name="P50"/>
      <text:p text:style-name="P24"><text:span text:style-name="T27">2.</text:span><text:span text:style-name="T29">3</text:span><text:span text:style-name="T27">) </text:span><text:span text:style-name="T28">Rota para atualização de dados de um </text:span><text:span text:style-name="T29">colaborador</text:span><text:span text:style-name="T28">:</text:span></text:p>
      <text:p text:style-name="P23"><text:span text:style-name="T3">Endpoint-</text:span><text:span text:style-name="T11">interno</text:span><text:span text:style-name="T3">:</text:span><text:span text:style-name="T26"> </text:span><text:span text:style-name="T11">http://172.20.100.29:300</text:span><text:span text:style-name="T20">5</text:span><text:a xlink:type="simple" xlink:href="http://177.66.8.244:3001/create" text:style-name="Internet_20_link" text:visited-style-name="Visited_20_Internet_20_Link"><text:span text:style-name="T3">/</text:span></text:a><text:span text:style-name="T17">atualizarColaborador</text:span><text:span text:style-name="T11">/:</text:span><text:span text:style-name="T17">cpfPessoa</text:span></text:p>
      <text:p text:style-name="P11"><text:span text:style-name="T3">E</text:span><text:span text:style-name="T11">ndpoint-externo: http://177.66.8.244:300</text:span><text:span text:style-name="T20">5</text:span><text:span text:style-name="T11">/</text:span><text:span text:style-name="T17">atualizarColaborador</text:span><text:span text:style-name="T11">/:</text:span><text:span text:style-name="T17">cpfPessoa</text:span></text:p>
      <text:p text:style-name="P28"/>
      <text:p text:style-name="P14"><text:span text:style-name="T3">M</text:span><text:span text:style-name="T2">étodo: PUT</text:span></text:p>
      <text:p text:style-name="P18"/>
      <text:p text:style-name="P10">Parâmetros:<text:span text:style-name="T2"> </text:span></text:p>
      <text:p text:style-name="P4"><text:tab/>- <text:span text:style-name="T18">cargoPessoa: INT(11)</text:span></text:p>
      <text:p text:style-name="P22"/>
      <text:p text:style-name="P10">Exemplo <text:span text:style-name="T31">de requisição</text:span> com JSON para atualização:<text:span text:style-name="T2"><text:line-break/><text:tab/>Endpont-exemplo: </text:span><text:a xlink:type="simple" xlink:href="http://172.20.100.41:8080/update/:1" text:style-name="Internet_20_link" text:visited-style-name="Visited_20_Internet_20_Link"><text:span text:style-name="T35">http://</text:span></text:a><text:a xlink:type="simple" xlink:href="http://172.20.100.41:8080/update/:1" text:style-name="Internet_20_link" text:visited-style-name="Visited_20_Internet_20_Link"><text:span text:style-name="T38">172.20.100.29:3001</text:span></text:a><text:a xlink:type="simple" xlink:href="http://172.20.100.41:8080/update/:1" text:style-name="Internet_20_link" text:visited-style-name="Visited_20_Internet_20_Link"><text:span text:style-name="T35">/</text:span></text:a><text:a xlink:type="simple" xlink:href="http://172.20.100.41:8080/update/:1" text:style-name="Internet_20_link" text:visited-style-name="Visited_20_Internet_20_Link"><text:span text:style-name="T43">atualizarColaborador</text:span></text:a><text:a xlink:type="simple" xlink:href="http://172.20.100.41:8080/update/:1" text:style-name="Internet_20_link" text:visited-style-name="Visited_20_Internet_20_Link"><text:span text:style-name="T35">/</text:span></text:a><text:span text:style-name="T19">00011133355</text:span></text:p>
      <text:p text:style-name="P21"/>
      <text:p text:style-name="P10"><text:span text:style-name="T2"><text:tab/>JSON-exemplo </text:span><text:span text:style-name="T8">com dados para atualização</text:span><text:span text:style-name="T2">:</text:span></text:p>
      <text:p text:style-name="P21"><text:tab/>{</text:p>
      <text:p text:style-name="P21"><text:span text:style-name="T24"><text:tab/><text:tab/>cargoPessoa: 3</text:span></text:p>
      <text:p text:style-name="P21"><text:tab/>}</text:p>
      <text:p text:style-name="P18"/>
      <text:p text:style-name="P51">Resposta esperada:<text:span text:style-name="T2"> </text:span></text:p>
      <text:p text:style-name="P51"><text:span text:style-name="T2"><text:s text:c="6"/>- Um </text:span><text:span text:style-name="T19">objeto</text:span><text:span text:style-name="T2"> JSON </text:span><text:span text:style-name="T19">a flag de sucesso com o vetor de dados do colaborador</text:span><text:span text:style-name="T2"> </text:span><text:span text:style-name="T9">registrados</text:span><text:span text:style-name="T2">;</text:span></text:p>
      <text:p text:style-name="P51"><text:span text:style-name="T15"><text:s text:c="6"/>- </text:span><text:span text:style-name="T14">Se o cadastro correr tudo bem:</text:span></text:p>
      <text:p text:style-name="P58"><text:span text:style-name="T14"><text:tab/>{</text:span></text:p>
      <text:p text:style-name="P58"><text:span text:style-name="T14"><text:tab/><text:tab/>erro: false,</text:span></text:p>
      <text:p text:style-name="P58"><text:span text:style-name="T14"><text:tab/><text:tab/>mensagem: {dados do colaborador </text:span><text:span text:style-name="T19">atualizados</text:span><text:span text:style-name="T14">}</text:span></text:p>
      <text:p text:style-name="P58"><text:span text:style-name="T14"><text:tab/>}</text:span></text:p>
      <text:p text:style-name="P39"><text:s text:c="5"/>- <text:span text:style-name="T48">Se o cadastro não for bem sucedido:<text:line-break/> <text:tab/>{</text:span></text:p>
      <text:p text:style-name="P39"><text:tab/><text:tab/><text:span text:style-name="T48">erro: true,</text:span></text:p>
      <text:p text:style-name="P39"><text:tab/><text:tab/><text:span text:style-name="T48">mensagem: {Mensagem de erro do servidor}</text:span></text:p>
      <text:p text:style-name="P39"><text:span text:style-name="T48"><text:tab/>}</text:span></text:p>
      <text:p text:style-name="P51"><text:span text:style-name="T2"/></text:p>
      <text:p text:style-name="P21"/>
      <text:p text:style-name="P9"><text:span text:style-name="T31">2.4) </text:span>Rota para <text:span text:style-name="T30">deleção</text:span> de dados de um <text:span text:style-name="T51">colaborador</text:span>:</text:p>
      <text:p text:style-name="P25"><text:span text:style-name="T3">Endpoint-</text:span><text:span text:style-name="T11">interno</text:span><text:span text:style-name="T3">:</text:span><text:span text:style-name="T26"> </text:span><text:span text:style-name="T11">http://172.20.100.29:300</text:span><text:span text:style-name="T20">5</text:span><text:a xlink:type="simple" xlink:href="http://177.66.8.244:3001/create" text:style-name="Internet_20_link" text:visited-style-name="Visited_20_Internet_20_Link"><text:span text:style-name="T3">/</text:span></text:a><text:a xlink:type="simple" xlink:href="http://177.66.8.244:3001/create" text:style-name="Internet_20_link" text:visited-style-name="Visited_20_Internet_20_Link"><text:span text:style-name="T20">e</text:span></text:a><text:span text:style-name="T20">xcluirColaborador</text:span><text:span text:style-name="T11">/:id</text:span></text:p>
      <text:p text:style-name="P12"><text:span text:style-name="T3">E</text:span><text:span text:style-name="T11">ndpoint-externo: http://177.66.8.244:300</text:span><text:span text:style-name="T20">5</text:span><text:span text:style-name="T11">/</text:span><text:span text:style-name="T20">excluirColaborador</text:span><text:span text:style-name="T11">/:id</text:span></text:p>
      <text:p text:style-name="P30"/>
      <text:p text:style-name="P14"><text:span text:style-name="T3">M</text:span><text:span text:style-name="T10">étodo: </text:span><text:span text:style-name="T2">DELETE</text:span></text:p>
      <text:p text:style-name="P10"><text:span text:style-name="T2"/></text:p>
      <text:p text:style-name="P10">Exemplo <text:span text:style-name="T31">de requisição</text:span> para <text:span text:style-name="T30">deleção</text:span>:<text:span text:style-name="T2"><text:line-break/><text:tab/>Endpo</text:span><text:span text:style-name="T7">i</text:span><text:span text:style-name="T2">nt-exemplo: </text:span><text:a xlink:type="simple" xlink:href="http://172.20.100.41:8080/update/:1" text:style-name="Internet_20_link" text:visited-style-name="Visited_20_Internet_20_Link"><text:span text:style-name="T35">http://172.20.100.</text:span></text:a><text:a xlink:type="simple" xlink:href="http://172.20.100.41:8080/update/:1" text:style-name="Internet_20_link" text:visited-style-name="Visited_20_Internet_20_Link"><text:span text:style-name="T42">29</text:span></text:a><text:a xlink:type="simple" xlink:href="http://172.20.100.41:8080/update/:1" text:style-name="Internet_20_link" text:visited-style-name="Visited_20_Internet_20_Link"><text:span text:style-name="T35">:</text:span></text:a><text:a xlink:type="simple" xlink:href="http://172.20.100.41:8080/update/:1" text:style-name="Internet_20_link" text:visited-style-name="Visited_20_Internet_20_Link"><text:span text:style-name="T42">300</text:span></text:a><text:a xlink:type="simple" xlink:href="http://172.20.100.41:8080/update/:1" text:style-name="Internet_20_link" text:visited-style-name="Visited_20_Internet_20_Link"><text:span text:style-name="T41">5</text:span></text:a><text:a xlink:type="simple" xlink:href="http://172.20.100.41:8080/update/:1" text:style-name="Internet_20_link" text:visited-style-name="Visited_20_Internet_20_Link"><text:span text:style-name="T35">/</text:span></text:a><text:span text:style-name="T41">excluirColaborador</text:span><text:a xlink:type="simple" xlink:href="http://172.20.100.41:8080/update/:1" text:style-name="Internet_20_link" text:visited-style-name="Visited_20_Internet_20_Link"><text:span text:style-name="T35">/</text:span></text:a><text:a xlink:type="simple" xlink:href="http://172.20.100.41:8080/update/:1" text:style-name="Internet_20_link" text:visited-style-name="Visited_20_Internet_20_Link"><text:span text:style-name="T41">0</text:span></text:a><text:span text:style-name="T41">0011133355</text:span></text:p>
      <text:p text:style-name="P19"/>
      <text:p text:style-name="P9">Resposta esperada:<text:span text:style-name="T2"> </text:span></text:p>
      <text:p text:style-name="P52"><text:span text:style-name="T15"><text:s text:c="5"/>- </text:span><text:span text:style-name="T14">Se o cadastro correr tudo bem:</text:span></text:p>
      <text:p text:style-name="P59"><text:span text:style-name="T14"><text:tab/>{</text:span></text:p>
      <text:p text:style-name="P59"><text:span text:style-name="T14"><text:tab/><text:tab/>erro: false,</text:span></text:p>
      <text:p text:style-name="P59"><text:span text:style-name="T14"><text:tab/><text:tab/>mensagem: {</text:span><text:span text:style-name="T19">“</text:span><text:span text:style-name="T20">Colaborador de CPF xxxxxxxxxyy foi deletado da base de dados.</text:span><text:span text:style-name="T19">”</text:span><text:span text:style-name="T14">}</text:span></text:p>
      <text:p text:style-name="P59"><text:soft-page-break/><text:span text:style-name="T14"><text:tab/>}</text:span></text:p>
      <text:p text:style-name="P40"><text:s text:c="5"/>- <text:span text:style-name="T48">Se o cadastro não for bem sucedido:<text:line-break/> <text:tab/>{</text:span></text:p>
      <text:p text:style-name="P40"><text:tab/><text:tab/><text:span text:style-name="T48">erro: true,</text:span></text:p>
      <text:p text:style-name="P40"><text:tab/><text:tab/><text:span text:style-name="T48">mensagem: {Mensagem de erro do servidor}</text:span></text:p>
      <text:p text:style-name="P40"><text:span text:style-name="T48"><text:tab/>}</text:span></text:p>
      <text:p text:style-name="P53"/>
      <text:p text:style-name="P53"><text:span text:style-name="T31">2.2) </text:span>Rota para listagem d<text:span text:style-name="T49">os cargos</text:span> cadastrados:</text:p>
      <text:p text:style-name="P68"><text:span text:style-name="T3">Endpoint-</text:span><text:span text:style-name="T11">interno</text:span><text:span text:style-name="T3">:</text:span><text:span text:style-name="T26"> </text:span><text:a xlink:type="simple" xlink:href="http://172.20.100.29:3005/listarCargos" text:style-name="Internet_20_link" text:visited-style-name="Visited_20_Internet_20_Link"><text:span text:style-name="T40">http://172.20.100.29:3005</text:span></text:a><text:a xlink:type="simple" xlink:href="http://177.66.8.244:3001/create" text:style-name="Internet_20_link" text:visited-style-name="Visited_20_Internet_20_Link"><text:span text:style-name="T36">/</text:span></text:a><text:span text:style-name="T39">listar</text:span><text:span text:style-name="T44">C</text:span><text:span text:style-name="T45">argos</text:span></text:p>
      <text:p text:style-name="P60"><text:span text:style-name="T3">E</text:span><text:span text:style-name="T11">ndpoint-externo: </text:span><text:a xlink:type="simple" xlink:href="http://177.66.8.244:3005/listarCargos" text:style-name="Internet_20_link" text:visited-style-name="Visited_20_Internet_20_Link"><text:span text:style-name="T40">http://177.66.8.244:3005</text:span></text:a><text:a xlink:type="simple" xlink:href="http://177.66.8.244:3001/" text:style-name="Internet_20_link" text:visited-style-name="Visited_20_Internet_20_Link"><text:span text:style-name="T38">/</text:span></text:a><text:span text:style-name="T39">listarC</text:span><text:span text:style-name="T45">argos</text:span></text:p>
      <text:p text:style-name="P27"/>
      <text:p text:style-name="P62"><text:span text:style-name="T3">M</text:span><text:span text:style-name="T2">étodo: GET</text:span></text:p>
      <text:p text:style-name="P42"/>
      <text:p text:style-name="P53">Resposta esperada:<text:span text:style-name="T2"> </text:span></text:p>
      <text:p text:style-name="P53"><text:span text:style-name="T2"><text:s text:c="6"/>- Um vetor JSON com todos os objetos JSON dos </text:span><text:span text:style-name="T22">c</text:span><text:span text:style-name="T23">argos</text:span><text:span text:style-name="T2"> </text:span><text:span text:style-name="T9">registrados</text:span><text:span text:style-name="T2">;</text:span></text:p>
      <text:p text:style-name="P53"><text:span text:style-name="T15"><text:s text:c="6"/>- </text:span><text:span text:style-name="T14">Se o cadastro correr tudo bem:</text:span></text:p>
      <text:p text:style-name="P60"><text:span text:style-name="T14"><text:tab/>{</text:span></text:p>
      <text:p text:style-name="P60"><text:span text:style-name="T14"><text:tab/><text:tab/>erro: false,</text:span></text:p>
      <text:p text:style-name="P60"><text:span text:style-name="T14"><text:tab/><text:tab/>mensagem: {dados do</text:span><text:span text:style-name="T16">s</text:span><text:span text:style-name="T14"> c</text:span><text:span text:style-name="T23">argos</text:span><text:span text:style-name="T21"> </text:span><text:span text:style-name="T14">cadastrado</text:span><text:span text:style-name="T16">s</text:span><text:span text:style-name="T14">}</text:span></text:p>
      <text:p text:style-name="P60"><text:span text:style-name="T14"><text:tab/>}</text:span></text:p>
      <text:p text:style-name="P41"><text:s text:c="5"/>- <text:span text:style-name="T48">Se o cadastro não for bem sucedido:<text:line-break/> <text:tab/>{</text:span></text:p>
      <text:p text:style-name="P41"><text:tab/><text:tab/><text:span text:style-name="T48">erro: true,</text:span></text:p>
      <text:p text:style-name="P41"><text:tab/><text:tab/><text:span text:style-name="T48">mensagem: {Mensagem de erro do servidor}</text:span></text:p>
      <text:p text:style-name="P41"><text:span text:style-name="T48"><text:tab/>}</text:span></text:p>
      <text:p text:style-name="P21"/>
      <text:p text:style-name="P21">Fazer um CRUD utilizando Vue.js através de uma API Rest para WEB <text:span text:style-name="T50">e para Mobile fazer para as plataformas Android e IOS</text:span>. </text:p>
      <text:p text:style-name="P21"/>
      <text:p text:style-name="P2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OpenSans" svg:font-family="OpenSans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10:51:55.839954806</meta:creation-date>
    <dc:date>2019-09-02T14:36:24.175270520</dc:date>
    <meta:editing-duration>PT2H36M2S</meta:editing-duration>
    <meta:editing-cycles>34</meta:editing-cycles>
    <meta:generator>LibreOffice/6.0.7.3$Linux_X86_64 LibreOffice_project/00m0$Build-3</meta:generator>
    <meta:document-statistic meta:table-count="0" meta:image-count="0" meta:object-count="0" meta:page-count="4" meta:paragraph-count="126" meta:word-count="601" meta:character-count="4845" meta:non-whitespace-character-count="4166"/>
  </office:meta>
</office:document-meta>
</file>